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gtf.chr</text:p>
          </table:table-cell>
          <table:table-cell office:value-type="string" calcext:value-type="string">
            <text:p>gtf.start</text:p>
          </table:table-cell>
          <table:table-cell office:value-type="string" calcext:value-type="string">
            <text:p>gtf.end</text:p>
          </table:table-cell>
          <table:table-cell office:value-type="string" calcext:value-type="string">
            <text:p>gtf.length</text:p>
          </table:table-cell>
          <table:table-cell office:value-type="string" calcext:value-type="string">
            <text:p>gtf.ref</text:p>
          </table:table-cell>
          <table:table-cell office:value-type="string" calcext:value-type="string">
            <text:p>gtf.strand</text:p>
          </table:table-cell>
          <table:table-cell office:value-type="string" calcext:value-type="string">
            <text:p>gtf.name</text:p>
          </table:table-cell>
          <table:table-cell office:value-type="string" calcext:value-type="string">
            <text:p>mean_mESC</text:p>
          </table:table-cell>
          <table:table-cell office:value-type="string" calcext:value-type="string">
            <text:p>mean_mOPC</text:p>
          </table:table-cell>
          <table:table-cell office:value-type="string" calcext:value-type="string">
            <text:p>gtf.type</text:p>
          </table:table-cell>
          <table:table-cell office:value-type="string" calcext:value-type="string">
            <text:p>no.chr.mESC</text:p>
          </table:table-cell>
          <table:table-cell office:value-type="string" calcext:value-type="string">
            <text:p>no.chr.mOPC</text:p>
          </table:table-cell>
          <table:table-cell office:value-type="string" calcext:value-type="string">
            <text:p>max.distance.mESC</text:p>
          </table:table-cell>
          <table:table-cell office:value-type="string" calcext:value-type="string">
            <text:p>max.distance.mOPC</text:p>
          </table:table-cell>
          <table:table-cell office:value-type="string" calcext:value-type="string">
            <text:p>no.contact.mESC</text:p>
          </table:table-cell>
          <table:table-cell office:value-type="string" calcext:value-type="string">
            <text:p>no.contact.mOPC</text:p>
          </table:table-cell>
          <table:table-cell office:value-type="string" calcext:value-type="string">
            <text:p>no.distinct.contact.mESC</text:p>
          </table:table-cell>
          <table:table-cell office:value-type="string" calcext:value-type="string">
            <text:p>no.distinct.contact.mOPC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ENSMUSG00000062604</text:p>
          </table:table-cell>
          <table:table-cell office:value-type="string" calcext:value-type="string">
            <text:p>chr5</text:p>
          </table:table-cell>
          <table:table-cell office:value-type="float" office:value="23503264" calcext:value-type="float">
            <text:p>23503264</text:p>
          </table:table-cell>
          <table:table-cell office:value-type="float" office:value="23684617" calcext:value-type="float">
            <text:p>23684617</text:p>
          </table:table-cell>
          <table:table-cell office:value-type="float" office:value="181353" calcext:value-type="float">
            <text:p>18135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rpk2</text:p>
          </table:table-cell>
          <table:table-cell office:value-type="float" office:value="10.9972096028969" calcext:value-type="float">
            <text:p>10.9972096028969</text:p>
          </table:table-cell>
          <table:table-cell office:value-type="float" office:value="12.739873781817" calcext:value-type="float">
            <text:p>12.73987378181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97056" calcext:value-type="float">
            <text:p>6397056</text:p>
          </table:table-cell>
          <table:table-cell office:value-type="float" office:value="33047893" calcext:value-type="float">
            <text:p>33047893</text:p>
          </table:table-cell>
          <table:table-cell office:value-type="float" office:value="2940" calcext:value-type="float">
            <text:p>2940</text:p>
          </table:table-cell>
          <table:table-cell office:value-type="float" office:value="13535" calcext:value-type="float">
            <text:p>13535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37224</text:p>
          </table:table-cell>
          <table:table-cell office:value-type="string" calcext:value-type="string">
            <text:p>chr5</text:p>
          </table:table-cell>
          <table:table-cell office:value-type="float" office:value="34194893" calcext:value-type="float">
            <text:p>34194893</text:p>
          </table:table-cell>
          <table:table-cell office:value-type="float" office:value="34288449" calcext:value-type="float">
            <text:p>34288449</text:p>
          </table:table-cell>
          <table:table-cell office:value-type="float" office:value="93556" calcext:value-type="float">
            <text:p>93556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fyve28</text:p>
          </table:table-cell>
          <table:table-cell office:value-type="float" office:value="8.11767186590859" calcext:value-type="float">
            <text:p>8.11767186590859</text:p>
          </table:table-cell>
          <table:table-cell office:value-type="float" office:value="12.3031289572349" calcext:value-type="float">
            <text:p>12.3031289572349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6287" calcext:value-type="float">
            <text:p>2196287</text:p>
          </table:table-cell>
          <table:table-cell office:value-type="float" office:value="33047088" calcext:value-type="float">
            <text:p>33047088</text:p>
          </table:table-cell>
          <table:table-cell office:value-type="float" office:value="974" calcext:value-type="float">
            <text:p>974</text:p>
          </table:table-cell>
          <table:table-cell office:value-type="float" office:value="7393" calcext:value-type="float">
            <text:p>739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105617</text:p>
          </table:table-cell>
          <table:table-cell office:value-type="string" calcext:value-type="string">
            <text:p>chr5</text:p>
          </table:table-cell>
          <table:table-cell office:value-type="float" office:value="31596938" calcext:value-type="float">
            <text:p>31596938</text:p>
          </table:table-cell>
          <table:table-cell office:value-type="float" office:value="31701972" calcext:value-type="float">
            <text:p>31701972</text:p>
          </table:table-cell>
          <table:table-cell office:value-type="float" office:value="105034" calcext:value-type="float">
            <text:p>105034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m4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cessed_tran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5486" calcext:value-type="float">
            <text:p>1115486</text:p>
          </table:table-cell>
          <table:table-cell office:value-type="float" office:value="33032712" calcext:value-type="float">
            <text:p>33032712</text:p>
          </table:table-cell>
          <table:table-cell office:value-type="float" office:value="573" calcext:value-type="float">
            <text:p>573</text:p>
          </table:table-cell>
          <table:table-cell office:value-type="float" office:value="6460" calcext:value-type="float">
            <text:p>646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106918</text:p>
          </table:table-cell>
          <table:table-cell office:value-type="string" calcext:value-type="string">
            <text:p>chr5</text:p>
          </table:table-cell>
          <table:table-cell office:value-type="float" office:value="31596935" calcext:value-type="float">
            <text:p>31596935</text:p>
          </table:table-cell>
          <table:table-cell office:value-type="float" office:value="31664384" calcext:value-type="float">
            <text:p>31664384</text:p>
          </table:table-cell>
          <table:table-cell office:value-type="float" office:value="67449" calcext:value-type="float">
            <text:p>67449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rpl33</text:p>
          </table:table-cell>
          <table:table-cell office:value-type="float" office:value="9.42030889909984" calcext:value-type="float">
            <text:p>9.42030889909984</text:p>
          </table:table-cell>
          <table:table-cell office:value-type="float" office:value="13.8277618999323" calcext:value-type="float">
            <text:p>13.8277618999323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4677" calcext:value-type="float">
            <text:p>1094677</text:p>
          </table:table-cell>
          <table:table-cell office:value-type="float" office:value="33032712" calcext:value-type="float">
            <text:p>33032712</text:p>
          </table:table-cell>
          <table:table-cell office:value-type="float" office:value="495" calcext:value-type="float">
            <text:p>495</text:p>
          </table:table-cell>
          <table:table-cell office:value-type="float" office:value="5196" calcext:value-type="float">
            <text:p>519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39934</text:p>
          </table:table-cell>
          <table:table-cell office:value-type="string" calcext:value-type="string">
            <text:p>chr5</text:p>
          </table:table-cell>
          <table:table-cell office:value-type="float" office:value="21186255" calcext:value-type="float">
            <text:p>21186255</text:p>
          </table:table-cell>
          <table:table-cell office:value-type="float" office:value="21315132" calcext:value-type="float">
            <text:p>21315132</text:p>
          </table:table-cell>
          <table:table-cell office:value-type="float" office:value="128877" calcext:value-type="float">
            <text:p>128877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sap</text:p>
          </table:table-cell>
          <table:table-cell office:value-type="float" office:value="5.1242175422331" calcext:value-type="float">
            <text:p>5.1242175422331</text:p>
          </table:table-cell>
          <table:table-cell office:value-type="float" office:value="13.3759197480423" calcext:value-type="float">
            <text:p>13.3759197480423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737" calcext:value-type="float">
            <text:p>91737</text:p>
          </table:table-cell>
          <table:table-cell office:value-type="float" office:value="33034860" calcext:value-type="float">
            <text:p>33034860</text:p>
          </table:table-cell>
          <table:table-cell office:value-type="float" office:value="26" calcext:value-type="float">
            <text:p>26</text:p>
          </table:table-cell>
          <table:table-cell office:value-type="float" office:value="8798" calcext:value-type="float">
            <text:p>879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8986</text:p>
          </table:table-cell>
          <table:table-cell office:value-type="string" calcext:value-type="string">
            <text:p>chr5</text:p>
          </table:table-cell>
          <table:table-cell office:value-type="float" office:value="24100605" calcext:value-type="float">
            <text:p>24100605</text:p>
          </table:table-cell>
          <table:table-cell office:value-type="float" office:value="24160792" calcext:value-type="float">
            <text:p>24160792</text:p>
          </table:table-cell>
          <table:table-cell office:value-type="float" office:value="60187" calcext:value-type="float">
            <text:p>60187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lhl7</text:p>
          </table:table-cell>
          <table:table-cell office:value-type="float" office:value="9.03759061300808" calcext:value-type="float">
            <text:p>9.03759061300808</text:p>
          </table:table-cell>
          <table:table-cell office:value-type="float" office:value="12.0435956835123" calcext:value-type="float">
            <text:p>12.0435956835123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8105" calcext:value-type="float">
            <text:p>1198105</text:p>
          </table:table-cell>
          <table:table-cell office:value-type="float" office:value="32870784" calcext:value-type="float">
            <text:p>32870784</text:p>
          </table:table-cell>
          <table:table-cell office:value-type="float" office:value="661" calcext:value-type="float">
            <text:p>661</text:p>
          </table:table-cell>
          <table:table-cell office:value-type="float" office:value="3786" calcext:value-type="float">
            <text:p>378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8771</text:p>
          </table:table-cell>
          <table:table-cell office:value-type="string" calcext:value-type="string">
            <text:p>chr5</text:p>
          </table:table-cell>
          <table:table-cell office:value-type="float" office:value="20986645" calcext:value-type="float">
            <text:p>20986645</text:p>
          </table:table-cell>
          <table:table-cell office:value-type="float" office:value="21055911" calcext:value-type="float">
            <text:p>21055911</text:p>
          </table:table-cell>
          <table:table-cell office:value-type="float" office:value="69266" calcext:value-type="float">
            <text:p>69266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tpn12</text:p>
          </table:table-cell>
          <table:table-cell office:value-type="float" office:value="7.9485253424902" calcext:value-type="float">
            <text:p>7.9485253424902</text:p>
          </table:table-cell>
          <table:table-cell office:value-type="float" office:value="11.9248583844362" calcext:value-type="float">
            <text:p>11.9248583844362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3977" calcext:value-type="float">
            <text:p>1293977</text:p>
          </table:table-cell>
          <table:table-cell office:value-type="float" office:value="32621469" calcext:value-type="float">
            <text:p>32621469</text:p>
          </table:table-cell>
          <table:table-cell office:value-type="float" office:value="637" calcext:value-type="float">
            <text:p>637</text:p>
          </table:table-cell>
          <table:table-cell office:value-type="float" office:value="2615" calcext:value-type="float">
            <text:p>26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52139</text:p>
          </table:table-cell>
          <table:table-cell office:value-type="string" calcext:value-type="string">
            <text:p>chr5</text:p>
          </table:table-cell>
          <table:table-cell office:value-type="float" office:value="31697684" calcext:value-type="float">
            <text:p>31697684</text:p>
          </table:table-cell>
          <table:table-cell office:value-type="float" office:value="32084962" calcext:value-type="float">
            <text:p>32084962</text:p>
          </table:table-cell>
          <table:table-cell office:value-type="float" office:value="387278" calcext:value-type="float">
            <text:p>387278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ba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ein_co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20563" calcext:value-type="float">
            <text:p>6820563</text:p>
          </table:table-cell>
          <table:table-cell office:value-type="float" office:value="11030320.6666667" calcext:value-type="float">
            <text:p>11030320.6666667</text:p>
          </table:table-cell>
          <table:table-cell office:value-type="float" office:value="4660" calcext:value-type="float">
            <text:p>4660</text:p>
          </table:table-cell>
          <table:table-cell office:value-type="float" office:value="39478" calcext:value-type="float">
            <text:p>39478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128</text:p>
          </table:table-cell>
          <table:table-cell office:value-type="string" calcext:value-type="string">
            <text:p>chr5</text:p>
          </table:table-cell>
          <table:table-cell office:value-type="float" office:value="41624976" calcext:value-type="float">
            <text:p>41624976</text:p>
          </table:table-cell>
          <table:table-cell office:value-type="float" office:value="41708157" calcext:value-type="float">
            <text:p>41708157</text:p>
          </table:table-cell>
          <table:table-cell office:value-type="float" office:value="83181" calcext:value-type="float">
            <text:p>83181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b28</text:p>
          </table:table-cell>
          <table:table-cell office:value-type="float" office:value="7.63534193791449" calcext:value-type="float">
            <text:p>7.63534193791449</text:p>
          </table:table-cell>
          <table:table-cell office:value-type="float" office:value="12.1446830460801" calcext:value-type="float">
            <text:p>12.1446830460801</text:p>
          </table:table-cell>
          <table:table-cell office:value-type="string" calcext:value-type="string">
            <text:p>protein_co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0175" calcext:value-type="float">
            <text:p>320175</text:p>
          </table:table-cell>
          <table:table-cell office:value-type="float" office:value="17267406.5" calcext:value-type="float">
            <text:p>17267406.5</text:p>
          </table:table-cell>
          <table:table-cell office:value-type="float" office:value="182" calcext:value-type="float">
            <text:p>182</text:p>
          </table:table-cell>
          <table:table-cell office:value-type="float" office:value="13596" calcext:value-type="float">
            <text:p>1359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125</text:p>
          </table:table-cell>
          <table:table-cell office:value-type="string" calcext:value-type="string">
            <text:p>chr5</text:p>
          </table:table-cell>
          <table:table-cell office:value-type="float" office:value="38038742" calcext:value-type="float">
            <text:p>38038742</text:p>
          </table:table-cell>
          <table:table-cell office:value-type="float" office:value="38137765" calcext:value-type="float">
            <text:p>38137765</text:p>
          </table:table-cell>
          <table:table-cell office:value-type="float" office:value="99023" calcext:value-type="float">
            <text:p>9902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x18</text:p>
          </table:table-cell>
          <table:table-cell office:value-type="float" office:value="8.30905742796856" calcext:value-type="float">
            <text:p>8.30905742796856</text:p>
          </table:table-cell>
          <table:table-cell office:value-type="float" office:value="11.1852277772277" calcext:value-type="float">
            <text:p>11.185227777227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8452" calcext:value-type="float">
            <text:p>1798452</text:p>
          </table:table-cell>
          <table:table-cell office:value-type="float" office:value="33049601" calcext:value-type="float">
            <text:p>33049601</text:p>
          </table:table-cell>
          <table:table-cell office:value-type="float" office:value="1020" calcext:value-type="float">
            <text:p>1020</text:p>
          </table:table-cell>
          <table:table-cell office:value-type="float" office:value="8664" calcext:value-type="float">
            <text:p>8664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56004</text:p>
          </table:table-cell>
          <table:table-cell office:value-type="string" calcext:value-type="string">
            <text:p>chr5</text:p>
          </table:table-cell>
          <table:table-cell office:value-type="float" office:value="9266118" calcext:value-type="float">
            <text:p>9266118</text:p>
          </table:table-cell>
          <table:table-cell office:value-type="float" office:value="9481825" calcext:value-type="float">
            <text:p>9481825</text:p>
          </table:table-cell>
          <table:table-cell office:value-type="float" office:value="215707" calcext:value-type="float">
            <text:p>215707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330182L06Rik</text:p>
          </table:table-cell>
          <table:table-cell office:value-type="float" office:value="6.9770633253163" calcext:value-type="float">
            <text:p>6.9770633253163</text:p>
          </table:table-cell>
          <table:table-cell office:value-type="float" office:value="11.9183569691667" calcext:value-type="float">
            <text:p>11.918356969166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260" calcext:value-type="float">
            <text:p>166260</text:p>
          </table:table-cell>
          <table:table-cell office:value-type="float" office:value="33046729" calcext:value-type="float">
            <text:p>33046729</text:p>
          </table:table-cell>
          <table:table-cell office:value-type="float" office:value="49" calcext:value-type="float">
            <text:p>49</text:p>
          </table:table-cell>
          <table:table-cell office:value-type="float" office:value="6290" calcext:value-type="float">
            <text:p>629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166</text:p>
          </table:table-cell>
          <table:table-cell office:value-type="string" calcext:value-type="string">
            <text:p>chr5</text:p>
          </table:table-cell>
          <table:table-cell office:value-type="float" office:value="30814641" calcext:value-type="float">
            <text:p>30814641</text:p>
          </table:table-cell>
          <table:table-cell office:value-type="float" office:value="30866106" calcext:value-type="float">
            <text:p>30866106</text:p>
          </table:table-cell>
          <table:table-cell office:value-type="float" office:value="51465" calcext:value-type="float">
            <text:p>51465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pre3</text:p>
          </table:table-cell>
          <table:table-cell office:value-type="float" office:value="6.46616783516621" calcext:value-type="float">
            <text:p>6.46616783516621</text:p>
          </table:table-cell>
          <table:table-cell office:value-type="float" office:value="12.5525659142546" calcext:value-type="float">
            <text:p>12.5525659142546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910" calcext:value-type="float">
            <text:p>344910</text:p>
          </table:table-cell>
          <table:table-cell office:value-type="float" office:value="32948289" calcext:value-type="float">
            <text:p>32948289</text:p>
          </table:table-cell>
          <table:table-cell office:value-type="float" office:value="109" calcext:value-type="float">
            <text:p>109</text:p>
          </table:table-cell>
          <table:table-cell office:value-type="float" office:value="3986" calcext:value-type="float">
            <text:p>398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37373</text:p>
          </table:table-cell>
          <table:table-cell office:value-type="string" calcext:value-type="string">
            <text:p>chr5</text:p>
          </table:table-cell>
          <table:table-cell office:value-type="float" office:value="33247723" calcext:value-type="float">
            <text:p>33247723</text:p>
          </table:table-cell>
          <table:table-cell office:value-type="float" office:value="33274994" calcext:value-type="float">
            <text:p>33274994</text:p>
          </table:table-cell>
          <table:table-cell office:value-type="float" office:value="27271" calcext:value-type="float">
            <text:p>27271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bp1</text:p>
          </table:table-cell>
          <table:table-cell office:value-type="float" office:value="9.33203607508626" calcext:value-type="float">
            <text:p>9.33203607508626</text:p>
          </table:table-cell>
          <table:table-cell office:value-type="float" office:value="11.2566523335808" calcext:value-type="float">
            <text:p>11.2566523335808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3683" calcext:value-type="float">
            <text:p>773683</text:p>
          </table:table-cell>
          <table:table-cell office:value-type="float" office:value="32822987" calcext:value-type="float">
            <text:p>32822987</text:p>
          </table:table-cell>
          <table:table-cell office:value-type="float" office:value="448" calcext:value-type="float">
            <text:p>448</text:p>
          </table:table-cell>
          <table:table-cell office:value-type="float" office:value="3465" calcext:value-type="float">
            <text:p>346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57406</text:p>
          </table:table-cell>
          <table:table-cell office:value-type="string" calcext:value-type="string">
            <text:p>chr5</text:p>
          </table:table-cell>
          <table:table-cell office:value-type="float" office:value="33820725" calcext:value-type="float">
            <text:p>33820725</text:p>
          </table:table-cell>
          <table:table-cell office:value-type="float" office:value="33897975" calcext:value-type="float">
            <text:p>33897975</text:p>
          </table:table-cell>
          <table:table-cell office:value-type="float" office:value="77250" calcext:value-type="float">
            <text:p>77250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sd2</text:p>
          </table:table-cell>
          <table:table-cell office:value-type="float" office:value="6.8924396484504" calcext:value-type="float">
            <text:p>6.8924396484504</text:p>
          </table:table-cell>
          <table:table-cell office:value-type="float" office:value="10.4152900799853" calcext:value-type="float">
            <text:p>10.4152900799853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5664" calcext:value-type="float">
            <text:p>1915664</text:p>
          </table:table-cell>
          <table:table-cell office:value-type="float" office:value="32917777" calcext:value-type="float">
            <text:p>32917777</text:p>
          </table:table-cell>
          <table:table-cell office:value-type="float" office:value="935" calcext:value-type="float">
            <text:p>935</text:p>
          </table:table-cell>
          <table:table-cell office:value-type="float" office:value="3955" calcext:value-type="float">
            <text:p>3955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79555</text:p>
          </table:table-cell>
          <table:table-cell office:value-type="string" calcext:value-type="string">
            <text:p>chr5</text:p>
          </table:table-cell>
          <table:table-cell office:value-type="float" office:value="34153880" calcext:value-type="float">
            <text:p>34153880</text:p>
          </table:table-cell>
          <table:table-cell office:value-type="float" office:value="34169527" calcext:value-type="float">
            <text:p>34169527</text:p>
          </table:table-cell>
          <table:table-cell office:value-type="float" office:value="15647" calcext:value-type="float">
            <text:p>15647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us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8898" calcext:value-type="float">
            <text:p>828898</text:p>
          </table:table-cell>
          <table:table-cell office:value-type="float" office:value="32961742" calcext:value-type="float">
            <text:p>32961742</text:p>
          </table:table-cell>
          <table:table-cell office:value-type="float" office:value="85" calcext:value-type="float">
            <text:p>85</text:p>
          </table:table-cell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40584</text:p>
          </table:table-cell>
          <table:table-cell office:value-type="string" calcext:value-type="string">
            <text:p>chr5</text:p>
          </table:table-cell>
          <table:table-cell office:value-type="float" office:value="8660077" calcext:value-type="float">
            <text:p>8660077</text:p>
          </table:table-cell>
          <table:table-cell office:value-type="float" office:value="8748575" calcext:value-type="float">
            <text:p>8748575</text:p>
          </table:table-cell>
          <table:table-cell office:value-type="float" office:value="88498" calcext:value-type="float">
            <text:p>88498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bcb1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735" calcext:value-type="float">
            <text:p>337735</text:p>
          </table:table-cell>
          <table:table-cell office:value-type="float" office:value="32985253" calcext:value-type="float">
            <text:p>32985253</text:p>
          </table:table-cell>
          <table:table-cell office:value-type="float" office:value="115" calcext:value-type="float">
            <text:p>115</text:p>
          </table:table-cell>
          <table:table-cell office:value-type="float" office:value="1627" calcext:value-type="float">
            <text:p>16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42508</text:p>
          </table:table-cell>
          <table:table-cell office:value-type="string" calcext:value-type="string">
            <text:p>chr5</text:p>
          </table:table-cell>
          <table:table-cell office:value-type="float" office:value="9118801" calcext:value-type="float">
            <text:p>9118801</text:p>
          </table:table-cell>
          <table:table-cell office:value-type="float" office:value="9161776" calcext:value-type="float">
            <text:p>9161776</text:p>
          </table:table-cell>
          <table:table-cell office:value-type="float" office:value="42975" calcext:value-type="float">
            <text:p>42975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mtf1</text:p>
          </table:table-cell>
          <table:table-cell office:value-type="float" office:value="12.1254557577106" calcext:value-type="float">
            <text:p>12.1254557577106</text:p>
          </table:table-cell>
          <table:table-cell office:value-type="float" office:value="12.4827126549389" calcext:value-type="float">
            <text:p>12.4827126549389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5931" calcext:value-type="float">
            <text:p>1415931</text:p>
          </table:table-cell>
          <table:table-cell office:value-type="float" office:value="16512356" calcext:value-type="float">
            <text:p>16512356</text:p>
          </table:table-cell>
          <table:table-cell office:value-type="float" office:value="735" calcext:value-type="float">
            <text:p>735</text:p>
          </table:table-cell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79659</text:p>
          </table:table-cell>
          <table:table-cell office:value-type="string" calcext:value-type="string">
            <text:p>chr5</text:p>
          </table:table-cell>
          <table:table-cell office:value-type="float" office:value="9100668" calcext:value-type="float">
            <text:p>9100668</text:p>
          </table:table-cell>
          <table:table-cell office:value-type="float" office:value="9160986" calcext:value-type="float">
            <text:p>9160986</text:p>
          </table:table-cell>
          <table:table-cell office:value-type="float" office:value="60318" calcext:value-type="float">
            <text:p>60318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mem243</text:p>
          </table:table-cell>
          <table:table-cell office:value-type="float" office:value="8.14182907061962" calcext:value-type="float">
            <text:p>8.14182907061962</text:p>
          </table:table-cell>
          <table:table-cell office:value-type="float" office:value="10.0088599249837" calcext:value-type="float">
            <text:p>10.008859924983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1493" calcext:value-type="float">
            <text:p>221493</text:p>
          </table:table-cell>
          <table:table-cell office:value-type="float" office:value="32709567" calcext:value-type="float">
            <text:p>32709567</text:p>
          </table:table-cell>
          <table:table-cell office:value-type="float" office:value="90" calcext:value-type="float">
            <text:p>90</text:p>
          </table:table-cell>
          <table:table-cell office:value-type="float" office:value="1767" calcext:value-type="float">
            <text:p>176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106864</text:p>
          </table:table-cell>
          <table:table-cell office:value-type="string" calcext:value-type="string">
            <text:p>chr5</text:p>
          </table:table-cell>
          <table:table-cell office:value-type="float" office:value="31156005" calcext:value-type="float">
            <text:p>31156005</text:p>
          </table:table-cell>
          <table:table-cell office:value-type="float" office:value="31180144" calcext:value-type="float">
            <text:p>31180144</text:p>
          </table:table-cell>
          <table:table-cell office:value-type="float" office:value="24139" calcext:value-type="float">
            <text:p>24139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tf3c2</text:p>
          </table:table-cell>
          <table:table-cell office:value-type="float" office:value="10.3807689387846" calcext:value-type="float">
            <text:p>10.3807689387846</text:p>
          </table:table-cell>
          <table:table-cell office:value-type="float" office:value="13.4978173775367" calcext:value-type="float">
            <text:p>13.497817377536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1553" calcext:value-type="float">
            <text:p>671553</text:p>
          </table:table-cell>
          <table:table-cell office:value-type="float" office:value="29449547" calcext:value-type="float">
            <text:p>29449547</text:p>
          </table:table-cell>
          <table:table-cell office:value-type="float" office:value="664" calcext:value-type="float">
            <text:p>664</text:p>
          </table:table-cell>
          <table:table-cell office:value-type="float" office:value="3657" calcext:value-type="float">
            <text:p>365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101678</text:p>
          </table:table-cell>
          <table:table-cell office:value-type="string" calcext:value-type="string">
            <text:p>chr5</text:p>
          </table:table-cell>
          <table:table-cell office:value-type="float" office:value="31144739" calcext:value-type="float">
            <text:p>31144739</text:p>
          </table:table-cell>
          <table:table-cell office:value-type="float" office:value="31179911" calcext:value-type="float">
            <text:p>31179911</text:p>
          </table:table-cell>
          <table:table-cell office:value-type="float" office:value="35172" calcext:value-type="float">
            <text:p>35172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m29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1553" calcext:value-type="float">
            <text:p>671553</text:p>
          </table:table-cell>
          <table:table-cell office:value-type="float" office:value="29449547" calcext:value-type="float">
            <text:p>29449547</text:p>
          </table:table-cell>
          <table:table-cell office:value-type="float" office:value="878" calcext:value-type="float">
            <text:p>878</text:p>
          </table:table-cell>
          <table:table-cell office:value-type="float" office:value="5529" calcext:value-type="float">
            <text:p>552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57541</text:p>
          </table:table-cell>
          <table:table-cell office:value-type="string" calcext:value-type="string">
            <text:p>chr5</text:p>
          </table:table-cell>
          <table:table-cell office:value-type="float" office:value="23740648" calcext:value-type="float">
            <text:p>23740648</text:p>
          </table:table-cell>
          <table:table-cell office:value-type="float" office:value="23783711" calcext:value-type="float">
            <text:p>23783711</text:p>
          </table:table-cell>
          <table:table-cell office:value-type="float" office:value="43063" calcext:value-type="float">
            <text:p>4306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s7</text:p>
          </table:table-cell>
          <table:table-cell office:value-type="float" office:value="8.12436817750204" calcext:value-type="float">
            <text:p>8.12436817750204</text:p>
          </table:table-cell>
          <table:table-cell office:value-type="float" office:value="11.2611349270758" calcext:value-type="float">
            <text:p>11.2611349270758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5906" calcext:value-type="float">
            <text:p>695906</text:p>
          </table:table-cell>
          <table:table-cell office:value-type="float" office:value="32864641" calcext:value-type="float">
            <text:p>32864641</text:p>
          </table:table-cell>
          <table:table-cell office:value-type="float" office:value="235" calcext:value-type="float">
            <text:p>235</text:p>
          </table:table-cell>
          <table:table-cell office:value-type="float" office:value="2441" calcext:value-type="float">
            <text:p>244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8999</text:p>
          </table:table-cell>
          <table:table-cell office:value-type="string" calcext:value-type="string">
            <text:p>chr5</text:p>
          </table:table-cell>
          <table:table-cell office:value-type="float" office:value="23787711" calcext:value-type="float">
            <text:p>23787711</text:p>
          </table:table-cell>
          <table:table-cell office:value-type="float" office:value="23820369" calcext:value-type="float">
            <text:p>23820369</text:p>
          </table:table-cell>
          <table:table-cell office:value-type="float" office:value="32658" calcext:value-type="float">
            <text:p>32658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int1</text:p>
          </table:table-cell>
          <table:table-cell office:value-type="float" office:value="8.88102230066789" calcext:value-type="float">
            <text:p>8.88102230066789</text:p>
          </table:table-cell>
          <table:table-cell office:value-type="float" office:value="12.5821622557107" calcext:value-type="float">
            <text:p>12.582162255710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684" calcext:value-type="float">
            <text:p>341684</text:p>
          </table:table-cell>
          <table:table-cell office:value-type="float" office:value="25511762" calcext:value-type="float">
            <text:p>25511762</text:p>
          </table:table-cell>
          <table:table-cell office:value-type="float" office:value="141" calcext:value-type="float">
            <text:p>141</text:p>
          </table:table-cell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141</text:p>
          </table:table-cell>
          <table:table-cell office:value-type="string" calcext:value-type="string">
            <text:p>chr5</text:p>
          </table:table-cell>
          <table:table-cell office:value-type="float" office:value="31526995" calcext:value-type="float">
            <text:p>31526995</text:p>
          </table:table-cell>
          <table:table-cell office:value-type="float" office:value="31556932" calcext:value-type="float">
            <text:p>31556932</text:p>
          </table:table-cell>
          <table:table-cell office:value-type="float" office:value="29937" calcext:value-type="float">
            <text:p>29937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lc4a1ap</text:p>
          </table:table-cell>
          <table:table-cell office:value-type="float" office:value="9.34810922346888" calcext:value-type="float">
            <text:p>9.34810922346888</text:p>
          </table:table-cell>
          <table:table-cell office:value-type="float" office:value="11.6437927109886" calcext:value-type="float">
            <text:p>11.6437927109886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7210" calcext:value-type="float">
            <text:p>967210</text:p>
          </table:table-cell>
          <table:table-cell office:value-type="float" office:value="29592987" calcext:value-type="float">
            <text:p>29592987</text:p>
          </table:table-cell>
          <table:table-cell office:value-type="float" office:value="204" calcext:value-type="float">
            <text:p>204</text:p>
          </table:table-cell>
          <table:table-cell office:value-type="float" office:value="2120" calcext:value-type="float">
            <text:p>21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13629</text:p>
          </table:table-cell>
          <table:table-cell office:value-type="string" calcext:value-type="string">
            <text:p>chr5</text:p>
          </table:table-cell>
          <table:table-cell office:value-type="float" office:value="31054780" calcext:value-type="float">
            <text:p>31054780</text:p>
          </table:table-cell>
          <table:table-cell office:value-type="float" office:value="31078479" calcext:value-type="float">
            <text:p>31078479</text:p>
          </table:table-cell>
          <table:table-cell office:value-type="float" office:value="23699" calcext:value-type="float">
            <text:p>23699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d</text:p>
          </table:table-cell>
          <table:table-cell office:value-type="float" office:value="10.898978376678" calcext:value-type="float">
            <text:p>10.898978376678</text:p>
          </table:table-cell>
          <table:table-cell office:value-type="float" office:value="13.6225779667711" calcext:value-type="float">
            <text:p>13.6225779667711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702" calcext:value-type="float">
            <text:p>387702</text:p>
          </table:table-cell>
          <table:table-cell office:value-type="float" office:value="32141583" calcext:value-type="float">
            <text:p>32141583</text:p>
          </table:table-cell>
          <table:table-cell office:value-type="float" office:value="270" calcext:value-type="float">
            <text:p>270</text:p>
          </table:table-cell>
          <table:table-cell office:value-type="float" office:value="2745" calcext:value-type="float">
            <text:p>274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62761</text:p>
          </table:table-cell>
          <table:table-cell office:value-type="string" calcext:value-type="string">
            <text:p>chr5</text:p>
          </table:table-cell>
          <table:table-cell office:value-type="float" office:value="31452431" calcext:value-type="float">
            <text:p>31452431</text:p>
          </table:table-cell>
          <table:table-cell office:value-type="float" office:value="31481754" calcext:value-type="float">
            <text:p>31481754</text:p>
          </table:table-cell>
          <table:table-cell office:value-type="float" office:value="29323" calcext:value-type="float">
            <text:p>2932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fp512</text:p>
          </table:table-cell>
          <table:table-cell office:value-type="float" office:value="9.15532196531385" calcext:value-type="float">
            <text:p>9.15532196531385</text:p>
          </table:table-cell>
          <table:table-cell office:value-type="float" office:value="11.9205567288824" calcext:value-type="float">
            <text:p>11.9205567288824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962" calcext:value-type="float">
            <text:p>393962</text:p>
          </table:table-cell>
          <table:table-cell office:value-type="float" office:value="26602286" calcext:value-type="float">
            <text:p>26602286</text:p>
          </table:table-cell>
          <table:table-cell office:value-type="float" office:value="150" calcext:value-type="float">
            <text:p>150</text:p>
          </table:table-cell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40254</text:p>
          </table:table-cell>
          <table:table-cell office:value-type="string" calcext:value-type="string">
            <text:p>chr5</text:p>
          </table:table-cell>
          <table:table-cell office:value-type="float" office:value="12383385" calcext:value-type="float">
            <text:p>12383385</text:p>
          </table:table-cell>
          <table:table-cell office:value-type="float" office:value="12588948" calcext:value-type="float">
            <text:p>12588948</text:p>
          </table:table-cell>
          <table:table-cell office:value-type="float" office:value="205563" calcext:value-type="float">
            <text:p>20556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ma3d</text:p>
          </table:table-cell>
          <table:table-cell office:value-type="float" office:value="3.91859296891634" calcext:value-type="float">
            <text:p>3.91859296891634</text:p>
          </table:table-cell>
          <table:table-cell office:value-type="float" office:value="11.6564843908483" calcext:value-type="float">
            <text:p>11.6564843908483</text:p>
          </table:table-cell>
          <table:table-cell office:value-type="string" calcext:value-type="string">
            <text:p>protein_cod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08188" calcext:value-type="float">
            <text:p>33008188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05107</text:p>
          </table:table-cell>
          <table:table-cell office:value-type="string" calcext:value-type="string">
            <text:p>chr5</text:p>
          </table:table-cell>
          <table:table-cell office:value-type="float" office:value="38349273" calcext:value-type="float">
            <text:p>38349273</text:p>
          </table:table-cell>
          <table:table-cell office:value-type="float" office:value="38503143" calcext:value-type="float">
            <text:p>38503143</text:p>
          </table:table-cell>
          <table:table-cell office:value-type="float" office:value="153870" calcext:value-type="float">
            <text:p>153870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c2a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90" calcext:value-type="float">
            <text:p>12790</text:p>
          </table:table-cell>
          <table:table-cell office:value-type="float" office:value="33054123" calcext:value-type="float">
            <text:p>33054123</text:p>
          </table:table-cell>
          <table:table-cell office:value-type="float" office:value="7" calcext:value-type="float">
            <text:p>7</text:p>
          </table:table-cell>
          <table:table-cell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106379</text:p>
          </table:table-cell>
          <table:table-cell office:value-type="string" calcext:value-type="string">
            <text:p>chr5</text:p>
          </table:table-cell>
          <table:table-cell office:value-type="float" office:value="22746059" calcext:value-type="float">
            <text:p>22746059</text:p>
          </table:table-cell>
          <table:table-cell office:value-type="float" office:value="23275597" calcext:value-type="float">
            <text:p>23275597</text:p>
          </table:table-cell>
          <table:table-cell office:value-type="float" office:value="529538" calcext:value-type="float">
            <text:p>529538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hfpl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ein_cod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215" calcext:value-type="float">
            <text:p>13215</text:p>
          </table:table-cell>
          <table:table-cell office:value-type="float" office:value="60788250.65" calcext:value-type="float">
            <text:p>60788250.65</text:p>
          </table:table-cell>
          <table:table-cell office:value-type="float" office:value="4" calcext:value-type="float">
            <text:p>4</text:p>
          </table:table-cell>
          <table:table-cell office:value-type="float" office:value="46526" calcext:value-type="float">
            <text:p>46526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97207</text:p>
          </table:table-cell>
          <table:table-cell office:value-type="string" calcext:value-type="string">
            <text:p>chr5</text:p>
          </table:table-cell>
          <table:table-cell office:value-type="float" office:value="22550432" calcext:value-type="float">
            <text:p>22550432</text:p>
          </table:table-cell>
          <table:table-cell office:value-type="float" office:value="22807850" calcext:value-type="float">
            <text:p>22807850</text:p>
          </table:table-cell>
          <table:table-cell office:value-type="float" office:value="257418" calcext:value-type="float">
            <text:p>257418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30443J06Rik</text:p>
          </table:table-cell>
          <table:table-cell office:value-type="float" office:value="7.90541790947437" calcext:value-type="float">
            <text:p>7.90541790947437</text:p>
          </table:table-cell>
          <table:table-cell office:value-type="float" office:value="9.08646482444518" calcext:value-type="float">
            <text:p>9.08646482444518</text:p>
          </table:table-cell>
          <table:table-cell office:value-type="string" calcext:value-type="string">
            <text:p>lincR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1595" calcext:value-type="float">
            <text:p>221595</text:p>
          </table:table-cell>
          <table:table-cell office:value-type="float" office:value="36665612.7142857" calcext:value-type="float">
            <text:p>36665612.7142857</text:p>
          </table:table-cell>
          <table:table-cell office:value-type="float" office:value="40" calcext:value-type="float">
            <text:p>40</text:p>
          </table:table-cell>
          <table:table-cell office:value-type="float" office:value="8513" calcext:value-type="float">
            <text:p>8513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40003</text:p>
          </table:table-cell>
          <table:table-cell office:value-type="string" calcext:value-type="string">
            <text:p>chr5</text:p>
          </table:table-cell>
          <table:table-cell office:value-type="float" office:value="19227036" calcext:value-type="float">
            <text:p>19227036</text:p>
          </table:table-cell>
          <table:table-cell office:value-type="float" office:value="20704792" calcext:value-type="float">
            <text:p>20704792</text:p>
          </table:table-cell>
          <table:table-cell office:value-type="float" office:value="1477756" calcext:value-type="float">
            <text:p>1477756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gi2</text:p>
          </table:table-cell>
          <table:table-cell office:value-type="float" office:value="3.77914148902918" calcext:value-type="float">
            <text:p>3.77914148902918</text:p>
          </table:table-cell>
          <table:table-cell office:value-type="float" office:value="9.74059214577027" calcext:value-type="float">
            <text:p>9.74059214577027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1582" calcext:value-type="float">
            <text:p>1411582</text:p>
          </table:table-cell>
          <table:table-cell office:value-type="float" office:value="95595139" calcext:value-type="float">
            <text:p>95595139</text:p>
          </table:table-cell>
          <table:table-cell office:value-type="float" office:value="179" calcext:value-type="float">
            <text:p>179</text:p>
          </table:table-cell>
          <table:table-cell office:value-type="float" office:value="8620" calcext:value-type="float">
            <text:p>8620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39000</text:p>
          </table:table-cell>
          <table:table-cell office:value-type="string" calcext:value-type="string">
            <text:p>chr5</text:p>
          </table:table-cell>
          <table:table-cell office:value-type="float" office:value="29569242" calcext:value-type="float">
            <text:p>29569242</text:p>
          </table:table-cell>
          <table:table-cell office:value-type="float" office:value="29676092" calcext:value-type="float">
            <text:p>29676092</text:p>
          </table:table-cell>
          <table:table-cell office:value-type="float" office:value="106850" calcext:value-type="float">
            <text:p>106850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Ube3c</text:p>
          </table:table-cell>
          <table:table-cell office:value-type="float" office:value="9.68333720354478" calcext:value-type="float">
            <text:p>9.68333720354478</text:p>
          </table:table-cell>
          <table:table-cell office:value-type="float" office:value="10.7928207145361" calcext:value-type="float">
            <text:p>10.7928207145361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0132" calcext:value-type="float">
            <text:p>3520132</text:p>
          </table:table-cell>
          <table:table-cell office:value-type="float" office:value="32744686" calcext:value-type="float">
            <text:p>32744686</text:p>
          </table:table-cell>
          <table:table-cell office:value-type="float" office:value="2131" calcext:value-type="float">
            <text:p>2131</text:p>
          </table:table-cell>
          <table:table-cell office:value-type="float" office:value="3047" calcext:value-type="float">
            <text:p>3047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131</text:p>
          </table:table-cell>
          <table:table-cell office:value-type="string" calcext:value-type="string">
            <text:p>chr5</text:p>
          </table:table-cell>
          <table:table-cell office:value-type="float" office:value="29735688" calcext:value-type="float">
            <text:p>29735688</text:p>
          </table:table-cell>
          <table:table-cell office:value-type="float" office:value="29818134" calcext:value-type="float">
            <text:p>29818134</text:p>
          </table:table-cell>
          <table:table-cell office:value-type="float" office:value="82446" calcext:value-type="float">
            <text:p>82446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najb6</text:p>
          </table:table-cell>
          <table:table-cell office:value-type="float" office:value="11.9210515810119" calcext:value-type="float">
            <text:p>11.9210515810119</text:p>
          </table:table-cell>
          <table:table-cell office:value-type="float" office:value="12.190721217862" calcext:value-type="float">
            <text:p>12.190721217862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44748" calcext:value-type="float">
            <text:p>3244748</text:p>
          </table:table-cell>
          <table:table-cell office:value-type="float" office:value="32470038" calcext:value-type="float">
            <text:p>32470038</text:p>
          </table:table-cell>
          <table:table-cell office:value-type="float" office:value="2499" calcext:value-type="float">
            <text:p>2499</text:p>
          </table:table-cell>
          <table:table-cell office:value-type="float" office:value="2804" calcext:value-type="float">
            <text:p>2804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37355</text:p>
          </table:table-cell>
          <table:table-cell office:value-type="string" calcext:value-type="string">
            <text:p>chr5</text:p>
          </table:table-cell>
          <table:table-cell office:value-type="float" office:value="33378549" calcext:value-type="float">
            <text:p>33378549</text:p>
          </table:table-cell>
          <table:table-cell office:value-type="float" office:value="33419754" calcext:value-type="float">
            <text:p>33419754</text:p>
          </table:table-cell>
          <table:table-cell office:value-type="float" office:value="41205" calcext:value-type="float">
            <text:p>41205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Uvssa</text:p>
          </table:table-cell>
          <table:table-cell office:value-type="float" office:value="8.52115009069665" calcext:value-type="float">
            <text:p>8.52115009069665</text:p>
          </table:table-cell>
          <table:table-cell office:value-type="float" office:value="12.1474907923488" calcext:value-type="float">
            <text:p>12.1474907923488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9802" calcext:value-type="float">
            <text:p>689802</text:p>
          </table:table-cell>
          <table:table-cell office:value-type="float" office:value="16846201" calcext:value-type="float">
            <text:p>16846201</text:p>
          </table:table-cell>
          <table:table-cell office:value-type="float" office:value="311" calcext:value-type="float">
            <text:p>311</text:p>
          </table:table-cell>
          <table:table-cell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095</text:p>
          </table:table-cell>
          <table:table-cell office:value-type="string" calcext:value-type="string">
            <text:p>chr5</text:p>
          </table:table-cell>
          <table:table-cell office:value-type="float" office:value="35757880" calcext:value-type="float">
            <text:p>35757880</text:p>
          </table:table-cell>
          <table:table-cell office:value-type="float" office:value="35884973" calcext:value-type="float">
            <text:p>35884973</text:p>
          </table:table-cell>
          <table:table-cell office:value-type="float" office:value="127093" calcext:value-type="float">
            <text:p>12709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blim2</text:p>
          </table:table-cell>
          <table:table-cell office:value-type="float" office:value="6.59229498321757" calcext:value-type="float">
            <text:p>6.59229498321757</text:p>
          </table:table-cell>
          <table:table-cell office:value-type="float" office:value="10.6000674373039" calcext:value-type="float">
            <text:p>10.6000674373039</text:p>
          </table:table-cell>
          <table:table-cell office:value-type="string" calcext:value-type="string">
            <text:p>protein_co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97767" calcext:value-type="float">
            <text:p>2397767</text:p>
          </table:table-cell>
          <table:table-cell office:value-type="float" office:value="32638493" calcext:value-type="float">
            <text:p>32638493</text:p>
          </table:table-cell>
          <table:table-cell office:value-type="float" office:value="1567" calcext:value-type="float">
            <text:p>1567</text:p>
          </table:table-cell>
          <table:table-cell office:value-type="float" office:value="1446" calcext:value-type="float">
            <text:p>144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29673</text:p>
          </table:table-cell>
          <table:table-cell office:value-type="string" calcext:value-type="string">
            <text:p>chr5</text:p>
          </table:table-cell>
          <table:table-cell office:value-type="float" office:value="131437333" calcext:value-type="float">
            <text:p>131437333</text:p>
          </table:table-cell>
          <table:table-cell office:value-type="float" office:value="132543344" calcext:value-type="float">
            <text:p>132543344</text:p>
          </table:table-cell>
          <table:table-cell office:value-type="float" office:value="1106011" calcext:value-type="float">
            <text:p>1106011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s2</text:p>
          </table:table-cell>
          <table:table-cell office:value-type="float" office:value="8.98674301279919" calcext:value-type="float">
            <text:p>8.98674301279919</text:p>
          </table:table-cell>
          <table:table-cell office:value-type="float" office:value="11.0400188741826" calcext:value-type="float">
            <text:p>11.0400188741826</text:p>
          </table:table-cell>
          <table:table-cell office:value-type="string" calcext:value-type="string">
            <text:p>protein_cod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470642" calcext:value-type="float">
            <text:p>75470642</text:p>
          </table:table-cell>
          <table:table-cell office:value-type="float" office:value="43374218.6666667" calcext:value-type="float">
            <text:p>43374218.6666667</text:p>
          </table:table-cell>
          <table:table-cell office:value-type="float" office:value="19705" calcext:value-type="float">
            <text:p>19705</text:p>
          </table:table-cell>
          <table:table-cell office:value-type="float" office:value="23189" calcext:value-type="float">
            <text:p>23189</text:p>
          </table:table-cell>
          <table:table-cell office:value-type="float" office:value="194" calcext:value-type="float">
            <text:p>194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65037</text:p>
          </table:table-cell>
          <table:table-cell office:value-type="string" calcext:value-type="string">
            <text:p>chr9</text:p>
          </table:table-cell>
          <table:table-cell office:value-type="float" office:value="78175303" calcext:value-type="float">
            <text:p>78175303</text:p>
          </table:table-cell>
          <table:table-cell office:value-type="float" office:value="78175633" calcext:value-type="float">
            <text:p>7817563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7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_RN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398695" calcext:value-type="float">
            <text:p>35398695</text:p>
          </table:table-cell>
          <table:table-cell office:value-type="float" office:value="59113978.6470588" calcext:value-type="float">
            <text:p>59113978.6470588</text:p>
          </table:table-cell>
          <table:table-cell office:value-type="float" office:value="32" calcext:value-type="float">
            <text:p>32</text:p>
          </table:table-cell>
          <table:table-cell office:value-type="float" office:value="3908" calcext:value-type="float">
            <text:p>3908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92274</text:p>
          </table:table-cell>
          <table:table-cell office:value-type="string" calcext:value-type="string">
            <text:p>chr19</text:p>
          </table:table-cell>
          <table:table-cell office:value-type="float" office:value="5824708" calcext:value-type="float">
            <text:p>5824708</text:p>
          </table:table-cell>
          <table:table-cell office:value-type="float" office:value="5845478" calcext:value-type="float">
            <text:p>5845478</text:p>
          </table:table-cell>
          <table:table-cell office:value-type="float" office:value="20770" calcext:value-type="float">
            <text:p>20770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at1</text:p>
          </table:table-cell>
          <table:table-cell office:value-type="float" office:value="13.1655863249469" calcext:value-type="float">
            <text:p>13.1655863249469</text:p>
          </table:table-cell>
          <table:table-cell office:value-type="float" office:value="17.9577693389717" calcext:value-type="float">
            <text:p>17.9577693389717</text:p>
          </table:table-cell>
          <table:table-cell office:value-type="string" calcext:value-type="string">
            <text:p>lincRN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42900.66666667" calcext:value-type="float">
            <text:p>2042900.66666667</text:p>
          </table:table-cell>
          <table:table-cell office:value-type="float" office:value="88215336.4" calcext:value-type="float">
            <text:p>88215336.4</text:p>
          </table:table-cell>
          <table:table-cell office:value-type="float" office:value="3589" calcext:value-type="float">
            <text:p>3589</text:p>
          </table:table-cell>
          <table:table-cell office:value-type="float" office:value="37304" calcext:value-type="float">
            <text:p>37304</text:p>
          </table:table-cell>
          <table:table-cell office:value-type="float" office:value="27" calcext:value-type="float">
            <text:p>27</text:p>
          </table:table-cell>
          <table:table-cell office:value-type="float" office:value="1029" calcext:value-type="float">
            <text:p>10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87259</text:p>
          </table:table-cell>
          <table:table-cell office:value-type="string" calcext:value-type="string">
            <text:p>chr11</text:p>
          </table:table-cell>
          <table:table-cell office:value-type="float" office:value="113043895" calcext:value-type="float">
            <text:p>113043895</text:p>
          </table:table-cell>
          <table:table-cell office:value-type="float" office:value="113201838" calcext:value-type="float">
            <text:p>113201838</text:p>
          </table:table-cell>
          <table:table-cell office:value-type="float" office:value="157943" calcext:value-type="float">
            <text:p>157943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10035D17Rik</text:p>
          </table:table-cell>
          <table:table-cell office:value-type="float" office:value="5.87091164585421" calcext:value-type="float">
            <text:p>5.87091164585421</text:p>
          </table:table-cell>
          <table:table-cell office:value-type="float" office:value="12.9655773341829" calcext:value-type="float">
            <text:p>12.9655773341829</text:p>
          </table:table-cell>
          <table:table-cell office:value-type="string" calcext:value-type="string">
            <text:p>lincR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97533" calcext:value-type="float">
            <text:p>5197533</text:p>
          </table:table-cell>
          <table:table-cell office:value-type="float" office:value="35811705.1428571" calcext:value-type="float">
            <text:p>35811705.1428571</text:p>
          </table:table-cell>
          <table:table-cell office:value-type="float" office:value="1623" calcext:value-type="float">
            <text:p>1623</text:p>
          </table:table-cell>
          <table:table-cell office:value-type="float" office:value="36724" calcext:value-type="float">
            <text:p>36724</text:p>
          </table:table-cell>
          <table:table-cell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115420</text:p>
          </table:table-cell>
          <table:table-cell office:value-type="string" calcext:value-type="string">
            <text:p>chr4</text:p>
          </table:table-cell>
          <table:table-cell office:value-type="float" office:value="43492783" calcext:value-type="float">
            <text:p>43492783</text:p>
          </table:table-cell>
          <table:table-cell office:value-type="float" office:value="43493063" calcext:value-type="float">
            <text:p>4349306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cRN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1757501.0526316" calcext:value-type="float">
            <text:p>71757501.0526316</text:p>
          </table:table-cell>
          <table:table-cell office:value-type="float" office:value="37025466.6" calcext:value-type="float">
            <text:p>37025466.6</text:p>
          </table:table-cell>
          <table:table-cell office:value-type="float" office:value="1104" calcext:value-type="float">
            <text:p>1104</text:p>
          </table:table-cell>
          <table:table-cell office:value-type="float" office:value="1375" calcext:value-type="float">
            <text:p>137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64899</text:p>
          </table:table-cell>
          <table:table-cell office:value-type="string" calcext:value-type="string">
            <text:p>chr11</text:p>
          </table:table-cell>
          <table:table-cell office:value-type="float" office:value="69073427" calcext:value-type="float">
            <text:p>69073427</text:p>
          </table:table-cell>
          <table:table-cell office:value-type="float" office:value="69073561" calcext:value-type="float">
            <text:p>690735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nord118</text:p>
          </table:table-cell>
          <table:table-cell office:value-type="float" office:value="9.59464608459574" calcext:value-type="float">
            <text:p>9.59464608459574</text:p>
          </table:table-cell>
          <table:table-cell office:value-type="float" office:value="7.85266013748269" calcext:value-type="float">
            <text:p>7.85266013748269</text:p>
          </table:table-cell>
          <table:table-cell office:value-type="string" calcext:value-type="string">
            <text:p>snoRN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682044.6666667" calcext:value-type="float">
            <text:p>99682044.6666667</text:p>
          </table:table-cell>
          <table:table-cell office:value-type="float" office:value="44965592.8461538" calcext:value-type="float">
            <text:p>44965592.8461538</text:p>
          </table:table-cell>
          <table:table-cell office:value-type="float" office:value="7049" calcext:value-type="float">
            <text:p>7049</text:p>
          </table:table-cell>
          <table:table-cell office:value-type="float" office:value="739" calcext:value-type="float">
            <text:p>739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SMUSG00000058589</text:p>
          </table:table-cell>
          <table:table-cell office:value-type="string" calcext:value-type="string">
            <text:p>chr10</text:p>
          </table:table-cell>
          <table:table-cell office:value-type="float" office:value="89873509" calcext:value-type="float">
            <text:p>89873509</text:p>
          </table:table-cell>
          <table:table-cell office:value-type="float" office:value="90973300" calcext:value-type="float">
            <text:p>90973300</text:p>
          </table:table-cell>
          <table:table-cell office:value-type="float" office:value="1099791" calcext:value-type="float">
            <text:p>1099791</text:p>
          </table:table-cell>
          <table:table-cell office:value-type="string" calcext:value-type="string">
            <text:p>Mus_musculus.GRCm38.1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ks1b</text:p>
          </table:table-cell>
          <table:table-cell office:value-type="float" office:value="7.30766079021875" calcext:value-type="float">
            <text:p>7.30766079021875</text:p>
          </table:table-cell>
          <table:table-cell office:value-type="float" office:value="9.87919669262322" calcext:value-type="float">
            <text:p>9.87919669262322</text:p>
          </table:table-cell>
          <table:table-cell office:value-type="string" calcext:value-type="string">
            <text:p>protein_cod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88360" calcext:value-type="float">
            <text:p>2588360</text:p>
          </table:table-cell>
          <table:table-cell office:value-type="float" office:value="71346781.25" calcext:value-type="float">
            <text:p>71346781.25</text:p>
          </table:table-cell>
          <table:table-cell office:value-type="float" office:value="668" calcext:value-type="float">
            <text:p>668</text:p>
          </table:table-cell>
          <table:table-cell office:value-type="float" office:value="49964" calcext:value-type="float">
            <text:p>49964</text:p>
          </table:table-cell>
          <table:table-cell office:value-type="float" office:value="19" calcext:value-type="float">
            <text:p>19</text:p>
          </table:table-cell>
          <table:table-cell office:value-type="float" office:value="667" calcext:value-type="float">
            <text:p>66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1:38:45.326677185</meta:creation-date>
    <dc:date>2022-02-09T11:39:42.114098532</dc:date>
    <meta:editing-duration>PT57S</meta:editing-duration>
    <meta:editing-cycles>1</meta:editing-cycles>
    <meta:document-statistic meta:table-count="1" meta:cell-count="840" meta:object-count="0"/>
    <meta:generator>LibreOffice/6.4.7.2$Linux_X86_64 LibreOffice_project/40$Build-2</meta:generator>
  </office:meta>
</office:document-meta>
</file>